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5d" officeooo:paragraph-rsid="0004085d"/>
    </style:style>
    <style:style style:name="P2" style:family="paragraph" style:parent-style-name="Standard" style:list-style-name="L1">
      <style:text-properties officeooo:paragraph-rsid="0004085d"/>
    </style:style>
    <style:style style:name="P3" style:family="paragraph" style:parent-style-name="Standard" style:list-style-name="L1">
      <style:text-properties officeooo:paragraph-rsid="000714ef"/>
    </style:style>
    <style:style style:name="P4" style:family="paragraph" style:parent-style-name="Standard" style:list-style-name="L1">
      <style:text-properties officeooo:rsid="0004085d" officeooo:paragraph-rsid="0004085d"/>
    </style:style>
    <style:style style:name="P5" style:family="paragraph" style:parent-style-name="Standard">
      <style:text-properties officeooo:rsid="0004085d" officeooo:paragraph-rsid="0004085d"/>
    </style:style>
    <style:style style:name="P6" style:family="paragraph" style:parent-style-name="Standard" style:list-style-name="L1">
      <style:text-properties officeooo:rsid="000714ef" officeooo:paragraph-rsid="000714ef"/>
    </style:style>
    <style:style style:name="P7" style:family="paragraph" style:parent-style-name="Standard" style:list-style-name="L1">
      <style:text-properties officeooo:rsid="00088547" officeooo:paragraph-rsid="00088547"/>
    </style:style>
    <style:style style:name="P8" style:family="paragraph" style:parent-style-name="Standard" style:list-style-name="L1">
      <style:text-properties officeooo:rsid="0011c3e5" officeooo:paragraph-rsid="0011c3e5"/>
    </style:style>
    <style:style style:name="P9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>
        <style:tab-stops>
          <style:tab-stop style:position="0.0583in"/>
        </style:tab-stops>
      </style:paragraph-properties>
      <style:text-properties officeooo:paragraph-rsid="0004085d"/>
    </style:style>
    <style:style style:name="P10" style:family="paragraph" style:parent-style-name="Standard">
      <loext:graphic-properties draw:fill="none"/>
      <style:paragraph-properties fo:margin-left="0.5in" fo:margin-right="0.0618in" fo:text-indent="-0.25in" style:auto-text-indent="false" fo:background-color="transparent">
        <style:tab-stops>
          <style:tab-stop style:position="0.1252in"/>
        </style:tab-stops>
      </style:paragraph-properties>
      <style:text-properties officeooo:rsid="0004085d" officeooo:paragraph-rsid="0004085d"/>
    </style:style>
    <style:style style:name="P11" style:family="paragraph" style:parent-style-name="Standard" style:list-style-name="L1">
      <loext:graphic-properties draw:fill="none"/>
      <style:paragraph-properties fo:margin-left="0.5in" fo:margin-right="0.0618in" fo:text-indent="-0.25in" style:auto-text-indent="false" fo:background-color="transparent">
        <style:tab-stops>
          <style:tab-stop style:position="0.1252in"/>
        </style:tab-stops>
      </style:paragraph-properties>
      <style:text-properties officeooo:paragraph-rsid="0004085d"/>
    </style:style>
    <style:style style:name="P12" style:family="paragraph" style:parent-style-name="Standard" style:list-style-name="L1" style:master-page-name="">
      <loext:graphic-properties draw:fill="none"/>
      <style:paragraph-properties fo:margin-left="0.5in" fo:margin-right="0.0618in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officeooo:rsid="0004085d" officeooo:paragraph-rsid="0004085d"/>
    </style:style>
    <style:style style:name="P13" style:family="paragraph" style:parent-style-name="Standard" style:list-style-name="L1" style:master-page-name="">
      <loext:graphic-properties draw:fill="none"/>
      <style:paragraph-properties fo:margin-left="0.5in" fo:margin-right="0.0618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officeooo:rsid="00088547" officeooo:paragraph-rsid="00088547"/>
    </style:style>
    <style:style style:name="P14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25in"/>
        </style:tab-stops>
      </style:paragraph-properties>
      <style:text-properties officeooo:rsid="00056d8a" officeooo:paragraph-rsid="00056d8a"/>
    </style:style>
    <style:style style:name="P15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25in"/>
        </style:tab-stops>
      </style:paragraph-properties>
      <style:text-properties officeooo:rsid="0004085d" officeooo:paragraph-rsid="0004085d"/>
    </style:style>
    <style:style style:name="P16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1252in"/>
        </style:tab-stops>
      </style:paragraph-properties>
      <style:text-properties officeooo:rsid="00088547" officeooo:paragraph-rsid="00088547"/>
    </style:style>
    <style:style style:name="P17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1252in"/>
        </style:tab-stops>
      </style:paragraph-properties>
      <style:text-properties officeooo:paragraph-rsid="00088547"/>
    </style:style>
    <style:style style:name="P18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25in"/>
        </style:tab-stops>
      </style:paragraph-properties>
      <style:text-properties officeooo:rsid="00103b80" officeooo:paragraph-rsid="00103b80"/>
    </style:style>
    <style:style style:name="P19" style:family="paragraph" style:parent-style-name="Standard" style:list-style-name="L1" style:master-page-name="">
      <loext:graphic-properties draw:fill="none"/>
      <style:paragraph-properties fo:margin-left="0.75in" fo:margin-right="0.0618in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officeooo:rsid="00056d8a" officeooo:paragraph-rsid="00056d8a"/>
    </style:style>
    <style:style style:name="P20" style:family="paragraph" style:parent-style-name="Standard" style:list-style-name="L1">
      <loext:graphic-properties draw:fill="none"/>
      <style:paragraph-properties fo:margin-left="0.75in" fo:margin-right="0.0618in" fo:text-indent="0in" style:auto-text-indent="false" fo:background-color="transparent">
        <style:tab-stops>
          <style:tab-stop style:position="0.25in"/>
        </style:tab-stops>
      </style:paragraph-properties>
      <style:text-properties officeooo:rsid="00056d8a" officeooo:paragraph-rsid="00056d8a"/>
    </style:style>
    <style:style style:name="P21" style:family="paragraph" style:parent-style-name="Standard">
      <loext:graphic-properties draw:fill="none"/>
      <style:paragraph-properties fo:margin-left="0.25in" fo:margin-right="0.0618in" fo:text-indent="0in" style:auto-text-indent="false" fo:background-color="transparent">
        <style:tab-stops>
          <style:tab-stop style:position="0.1252in"/>
        </style:tab-stops>
      </style:paragraph-properties>
      <style:text-properties officeooo:rsid="0004085d" officeooo:paragraph-rsid="0004085d"/>
    </style:style>
    <style:style style:name="T1" style:family="text">
      <style:text-properties officeooo:rsid="0004085d"/>
    </style:style>
    <style:style style:name="T2" style:family="text">
      <style:text-properties officeooo:rsid="000665c7"/>
    </style:style>
    <style:style style:name="T3" style:family="text">
      <style:text-properties officeooo:rsid="000714ef"/>
    </style:style>
    <style:style style:name="T4" style:family="text">
      <style:text-properties officeooo:rsid="00088547"/>
    </style:style>
    <style:style style:name="T5" style:family="text">
      <style:text-properties officeooo:rsid="0009e66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Kill Defcon32 Demo Lab Outline</text:p>
      <text:list xml:id="list1019329642" text:style-name="L1">
        <text:list-header>
          <text:p text:style-name="P4"/>
        </text:list-header>
        <text:list-item>
          <text:p text:style-name="P4">Introduction (2 mins)</text:p>
          <text:list>
            <text:list-item>
              <text:p text:style-name="P4">Who is BusKill?</text:p>
            </text:list-item>
            <text:list-item>
              <text:p text:style-name="P4">Project Goal</text:p>
            </text:list-item>
            <text:list-item>
              <text:p text:style-name="P4">Project Rationale</text:p>
            </text:list-item>
          </text:list>
        </text:list-item>
        <text:list-item>
          <text:p text:style-name="P4">Get to know the audience (2 mins) </text:p>
          <text:list>
            <text:list-item>
              <text:p text:style-name="P4">Raise hand if </text:p>
              <text:list>
                <text:list-item>
                  <text:p text:style-name="P4">Have ever heard of BusKill</text:p>
                </text:list-item>
                <text:list-item>
                  <text:p text:style-name="P4">Have a 3D printer</text:p>
                </text:list-item>
                <text:list-item>
                  <text:p text:style-name="P4">Use <text:span text:style-name="T3">Kali? Use </text:span>QubesOS? <text:span text:style-name="T3">Use Tails?</text:span></text:p>
                </text:list-item>
              </text:list>
            </text:list-item>
          </text:list>
        </text:list-item>
        <text:list-item>
          <text:p text:style-name="P2"><text:span text:style-name="T1">Software Capabilities (</text:span><text:span text:style-name="T4">5</text:span><text:span text:style-name="T1"> mins)</text:span></text:p>
          <text:list>
            <text:list-item>
              <text:p text:style-name="P3"><text:span text:style-name="T3">Lock screen / Shutdown (less than 1 min)</text:span></text:p>
            </text:list-item>
            <text:list-item>
              <text:p text:style-name="P6">Luks Header Shredder (1 min) forensically proven with bulk extractor </text:p>
            </text:list-item>
            <text:list-item>
              <text:p text:style-name="P8">Qubes</text:p>
            </text:list-item>
            <text:list-item>
              <text:p text:style-name="P8">Limitations</text:p>
            </text:list-item>
          </text:list>
        </text:list-item>
        <text:list-item>
          <text:p text:style-name="P4">Hardware Requirements (3 mins)</text:p>
          <text:list>
            <text:list-item>
              <text:p text:style-name="P7">Establishes physical security from computer to person</text:p>
            </text:list-item>
            <text:list-item>
              <text:p text:style-name="P6">Disconnects <text:span text:style-name="T4">usb</text:span> easily, but not too easily</text:p>
            </text:list-item>
            <text:list-item>
              <text:p text:style-name="P6">Able to dissemble for inspection</text:p>
            </text:list-item>
            <text:list-item>
              <text:p text:style-name="P6">Doesn’t block neighboring ports</text:p>
            </text:list-item>
          </text:list>
        </text:list-item>
        <text:list-item>
          <text:p text:style-name="P2"><text:span text:style-name="T1">Supplier Version (</text:span><text:span text:style-name="T3">1</text:span><text:span text:style-name="T1"> min)</text:span></text:p>
          <text:list>
            <text:list-item>
              <text:p text:style-name="P4">Components list</text:p>
            </text:list-item>
            <text:list-item>
              <text:p text:style-name="P4">Where to find in Repo</text:p>
            </text:list-item>
          </text:list>
        </text:list-item>
        <text:list-item>
          <text:p text:style-name="P2"><text:span text:style-name="T1">3D-Printed Version (</text:span><text:span text:style-name="T3">2</text:span><text:span text:style-name="T1"> mins)</text:span></text:p>
          <text:list>
            <text:list-item>
              <text:p text:style-name="P4">Components list</text:p>
            </text:list-item>
            <text:list-item>
              <text:p text:style-name="P4">Where to find in Repo</text:p>
            </text:list-item>
            <text:list-item>
              <text:p text:style-name="P4">Demo</text:p>
            </text:list-item>
          </text:list>
        </text:list-item>
        <text:list-item>
          <text:p text:style-name="P9"><text:span text:style-name="T1">Hardware Development History and Philosophy (</text:span><text:span text:style-name="T3">1</text:span><text:span text:style-name="T4">0</text:span><text:span text:style-name="T1"> mins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Parametric design in OpenSCAD</text:p>
                        </text:list-item>
                        <text:list-item>
                          <text:p text:style-name="P14">Milestones</text:p>
                          <text:list>
                            <text:list-item>
                              <text:list>
                                <text:list-item>
                                  <text:p text:style-name="P19">Choosing parts <text:span text:style-name="T2">(considerations for pogo pins, receptors, usbs)</text:span></text:p>
                                </text:list-item>
                                <text:list-item>
                                  <text:p text:style-name="P20">Trying to splice it, frying the USB drives</text:p>
                                </text:list-item>
                                <text:list-item>
                                  <text:p text:style-name="P20">The magnets <text:span text:style-name="T2">(hexagonal, Nstrength, disc/cube)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Constraints</text:p>
                        </text:list-item>
                        <text:list-item>
                          <text:p text:style-name="P18">OpenSCAD code tou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1">How to help and FAQ (</text:span><text:span text:style-name="T5">6</text:span><text:span text:style-name="T1"> mins)</text:span></text:p>
          <text:list>
            <text:list-item>
              <text:p text:style-name="P13">Build it</text:p>
            </text:list-item>
            <text:list-item>
              <text:p text:style-name="P17"><text:span text:style-name="T4">Make the case smaller</text:span></text:p>
            </text:list-item>
            <text:list-item>
              <text:p text:style-name="P17"><text:span text:style-name="T4">Make assembly easier</text:span></text:p>
            </text:list-item>
            <text:list-item>
              <text:p text:style-name="P16">Identify cheaper and more easily sourced components </text:p>
            </text:list-item>
            <text:list-item>
              <text:p text:style-name="P17"><text:span text:style-name="T4">Make the code more parametric</text:span></text:p>
            </text:list-item>
          </text:list>
        </text:list-item>
      </text:list>
      <text:p text:style-name="P10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30T15:56:15.746991882</meta:creation-date>
    <meta:generator>LibreOffice/6.4.7.2$Linux_X86_64 LibreOffice_project/40$Build-2</meta:generator>
    <dc:date>2024-07-14T21:50:31.608058763</dc:date>
    <meta:editing-duration>PT7H25M58S</meta:editing-duration>
    <meta:editing-cycles>5</meta:editing-cycles>
    <meta:document-statistic meta:table-count="0" meta:image-count="0" meta:object-count="0" meta:page-count="1" meta:paragraph-count="41" meta:word-count="219" meta:character-count="1178" meta:non-whitespace-character-count="1036"/>
  </office:meta>
</office:document-meta>
</file>